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20000002000001D500000066021EF07F.eps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fill-color="#ffffff" draw:ole-draw-aspect="1" style:protect="size"/>
    </style:style>
    <style:style style:name="gr4" style:family="graphic" style:parent-style-name="standard">
      <style:graphic-properties draw:stroke="none" draw:fill="solid" draw:fill-color="#ffffff" draw:ole-draw-aspect="1" style:protect="siz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style:font-name="XB Tabriz" fo:font-size="12pt" style:font-size-asian="12pt" style:font-size-complex="12pt"/>
    </style:style>
    <style:style style:name="P5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XB Tabriz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22cm" svg:height="1.396cm" svg:x="0.996cm" svg:y="1.2cm">
          <draw:image xlink:href="Pictures/20000002000001D500000066021EF07F.eps" xlink:type="simple" xlink:show="embed" xlink:actuate="onLoad">
            <text:p/>
          </draw:image>
        </draw:frame>
        <draw:frame draw:style-name="gr2" draw:text-style-name="P3" draw:layer="layout" svg:width="0.869cm" svg:height="0.916cm" svg:x="6.034cm" svg:y="2.611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2.131cm" svg:y="2.611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3" draw:layer="layout" svg:width="0.622cm" svg:height="0.529cm" svg:x="6.072cm" svg:y="0.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67cm" svg:height="0.529cm" svg:x="7.518cm" svg:y="1.6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4" draw:layer="layout" svg:width="0.731cm" svg:height="0.916cm" svg:x="7.51cm" svg:y="0.917cm">
          <draw:text-box>
            <text:p><text:span text:style-name="T3">+</text:span></text:p>
          </draw:text-box>
        </draw:frame>
        <draw:frame draw:style-name="gr2" draw:text-style-name="P4" draw:layer="layout" svg:width="0.731cm" svg:height="0.916cm" svg:x="7.51cm" svg:y="2.027cm">
          <draw:text-box>
            <text:p><text:span text:style-name="T3">-</text:span></text:p>
          </draw:text-box>
        </draw:frame>
        <draw:frame draw:style-name="gr4" draw:layer="layout" svg:width="0.622cm" svg:height="0.529cm" svg:x="1.713cm" svg:y="0.65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622cm" svg:height="0.529cm" svg:x="3.222cm" svg:y="2.04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667cm" svg:height="0.529cm" svg:x="1.748cm" svg:y="1.73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671cm" svg:height="0.529cm" svg:x="4.784cm" svg:y="1.79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671cm" svg:height="0.529cm" svg:x="0.293cm" svg:y="1.77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5" draw:text-style-name="P5" draw:layer="layout" svg:x1="6.039cm" svg:y1="1.549cm" svg:x2="6.878cm" svg:y2="1.549cm">
          <text:p/>
        </draw:line>
        <draw:frame draw:style-name="gr3" draw:layer="layout" svg:width="0.558cm" svg:height="0.529cm" svg:x="6.221cm" svg:y="1.6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5" draw:layer="layout" svg:x1="1.175cm" svg:y1="1.045cm" svg:x2="1.6cm" svg:y2="1.045cm">
          <text:p/>
        </draw:line>
        <draw:frame draw:style-name="gr3" draw:layer="layout" svg:width="0.558cm" svg:height="0.529cm" svg:x="1.071cm" svg:y="0.45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5" draw:text-style-name="P5" draw:layer="layout" svg:x1="4.199cm" svg:y1="1.423cm" svg:x2="4.199cm" svg:y2="1.848cm">
          <text:p/>
        </draw:line>
        <draw:line draw:style-name="gr5" draw:text-style-name="P5" draw:layer="layout" svg:x1="2.998cm" svg:y1="1.367cm" svg:x2="2.998cm" svg:y2="1.792cm">
          <text:p/>
        </draw:line>
        <draw:frame draw:style-name="gr3" draw:layer="layout" svg:width="0.574cm" svg:height="0.529cm" svg:x="4.202cm" svg:y="1.31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595cm" svg:height="0.529cm" svg:x="2.99cm" svg:y="1.31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.335cm" svg:height="0.529cm" svg:x="5.686cm" svg:y="0.28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4" draw:layer="layout" svg:width="0.731cm" svg:height="0.916cm" svg:x="1.716cm" svg:y="1.085cm">
          <draw:text-box>
            <text:p><text:span text:style-name="T3">+</text:span></text:p>
          </draw:text-box>
        </draw:frame>
        <draw:frame draw:style-name="gr2" draw:text-style-name="P4" draw:layer="layout" svg:width="0.731cm" svg:height="0.916cm" svg:x="1.755cm" svg:y="1.925cm">
          <draw:text-box>
            <text:p><text:span text:style-name="T3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39:23.068059692</dc:date>
    <meta:editing-duration>P0D</meta:editing-duration>
    <meta:editing-cycles>1</meta:editing-cycles>
    <meta:document-statistic meta:object-count="23"/>
    <meta:generator>LibreOffice/4.2.8.2$Linux_x86 LibreOffice_project/420m0$Build-2</meta:generator>
  </office:meta>
</office:document-meta>
</file>

<file path=Object 1/content.xml><?xml version="1.0" encoding="utf-8"?>
<math xmlns="http://www.w3.org/1998/Math/MathML">
  <semantics>
    <msub>
      <mi>R</mi>
      <mn>1</mn>
    </msub>
    <annotation encoding="StarMath 5.0">R_1</annotation>
  </semantics>
</math>
</file>

<file path=Object 10/content.xml><?xml version="1.0" encoding="utf-8"?>
<math xmlns="http://www.w3.org/1998/Math/MathML">
  <semantics>
    <msub>
      <mi>V</mi>
      <mi>S</mi>
    </msub>
    <annotation encoding="StarMath 5.0">V_S</annotation>
  </semantics>
</math>
</file>

<file path=Object 11/content.xml><?xml version="1.0" encoding="utf-8"?>
<math xmlns="http://www.w3.org/1998/Math/MathML">
  <semantics>
    <msub>
      <mi>V</mi>
      <mi>S</mi>
    </msub>
    <annotation encoding="StarMath 5.0">V_S</annotation>
  </semantics>
</math>
</file>

<file path=Object 12/content.xml><?xml version="1.0" encoding="utf-8"?>
<math xmlns="http://www.w3.org/1998/Math/MathML">
  <semantics>
    <mrow>
      <mrow>
        <mo stretchy="false">+</mo>
        <msub>
          <mi>V</mi>
          <mn>1</mn>
        </msub>
      </mrow>
      <mo stretchy="false">−</mo>
    </mrow>
    <annotation encoding="StarMath 5.0">+V_1-{}</annotation>
  </semantics>
</math>
</file>

<file path=Object 2/content.xml><?xml version="1.0" encoding="utf-8"?>
<math xmlns="http://www.w3.org/1998/Math/MathML">
  <semantics>
    <msub>
      <mi>V</mi>
      <mn>2</mn>
    </msub>
    <annotation encoding="StarMath 5.0">V_2</annotation>
  </semantics>
</math>
</file>

<file path=Object 3/content.xml><?xml version="1.0" encoding="utf-8"?>
<math xmlns="http://www.w3.org/1998/Math/MathML">
  <semantics>
    <msub>
      <mi>I</mi>
      <mn>1</mn>
    </msub>
    <annotation encoding="StarMath 5.0">I_1</annotation>
  </semantics>
</math>
</file>

<file path=Object 4/content.xml><?xml version="1.0" encoding="utf-8"?>
<math xmlns="http://www.w3.org/1998/Math/MathML">
  <semantics>
    <msub>
      <mi>R</mi>
      <mn>1</mn>
    </msub>
    <annotation encoding="StarMath 5.0">R_1</annotation>
  </semantics>
</math>
</file>

<file path=Object 5/content.xml><?xml version="1.0" encoding="utf-8"?>
<math xmlns="http://www.w3.org/1998/Math/MathML">
  <semantics>
    <msub>
      <mi>I</mi>
      <mn>1</mn>
    </msub>
    <annotation encoding="StarMath 5.0">I_1</annotation>
  </semantics>
</math>
</file>

<file path=Object 6/content.xml><?xml version="1.0" encoding="utf-8"?>
<math xmlns="http://www.w3.org/1998/Math/MathML">
  <semantics>
    <msub>
      <mi>R</mi>
      <mn>2</mn>
    </msub>
    <annotation encoding="StarMath 5.0">R_2</annotation>
  </semantics>
</math>
</file>

<file path=Object 7/content.xml><?xml version="1.0" encoding="utf-8"?>
<math xmlns="http://www.w3.org/1998/Math/MathML">
  <semantics>
    <msub>
      <mi>I</mi>
      <mn>2</mn>
    </msub>
    <annotation encoding="StarMath 5.0">I_2</annotation>
  </semantics>
</math>
</file>

<file path=Object 8/content.xml><?xml version="1.0" encoding="utf-8"?>
<math xmlns="http://www.w3.org/1998/Math/MathML">
  <semantics>
    <msub>
      <mi>V</mi>
      <mn>2</mn>
    </msub>
    <annotation encoding="StarMath 5.0">V_2</annotation>
  </semantics>
</math>
</file>

<file path=Object 9/content.xml><?xml version="1.0" encoding="utf-8"?>
<math xmlns="http://www.w3.org/1998/Math/MathML">
  <semantics>
    <msub>
      <mi>I</mi>
      <mi>Z</mi>
    </msub>
    <annotation encoding="StarMath 5.0">I_Z</annotation>
  </semantics>
</math>
</file>